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F0000013822C60612C3679C5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icrosoft JhengHei UI" svg:font-family="'Microsoft JhengHei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0.812cm" fo:min-width="0.562cm"/>
    </style:style>
    <style:style style:name="gr3" style:family="graphic" style:parent-style-name="standard">
      <style:graphic-properties svg:stroke-color="#000000" draw:fill-color="#00a933" draw:textarea-horizontal-align="justify" draw:textarea-vertical-align="middle" draw:auto-grow-height="false" fo:min-height="0.812cm" fo:min-width="0.562cm"/>
    </style:style>
    <style:style style:name="gr4" style:family="graphic" style:parent-style-name="standard">
      <style:graphic-properties svg:stroke-color="#000000" draw:fill-color="#ff4000" draw:textarea-horizontal-align="justify" draw:textarea-vertical-align="middle" draw:auto-grow-height="false" fo:min-height="0.812cm" fo:min-width="0.562cm"/>
    </style:style>
    <style:style style:name="gr5" style:family="graphic" style:parent-style-name="objectwithoutfill">
      <style:graphic-properties svg:stroke-width="0.053cm" svg:stroke-color="#000000" draw:marker-start-width="0.28cm" draw:marker-end="Arrow" draw:marker-end-width="0.38cm" draw:fill="solid" draw:textarea-vertical-align="middle" fo:padding-top="0.152cm" fo:padding-bottom="0.152cm" fo:padding-left="0.277cm" fo:padding-right="0.277cm"/>
    </style:style>
    <style:style style:name="gr6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erif"/>
    </style:style>
    <style:style style:name="P3" style:family="paragraph">
      <loext:graphic-properties draw:fill-color="#00a933"/>
      <style:paragraph-properties fo:text-align="center"/>
      <style:text-properties style:font-name="Liberation Serif"/>
    </style:style>
    <style:style style:name="P4" style:family="paragraph">
      <loext:graphic-properties draw:fill-color="#ff4000"/>
      <style:paragraph-properties fo:text-align="center"/>
      <style:text-properties style:font-name="Liberation Serif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891cm" svg:height="4.127cm" svg:x="13.709cm" svg:y="3.273cm">
          <draw:image xlink:href="Pictures/100000000000008F0000013822C60612C3679C5A.png" xlink:type="simple" xlink:show="embed" xlink:actuate="onLoad" loext:mime-type="image/png">
            <text:p/>
          </draw:image>
        </draw:frame>
        <draw:custom-shape draw:style-name="gr2" draw:text-style-name="P2" draw:layer="layout" svg:width="1.5cm" svg:height="1.5cm" svg:x="3.699cm" svg:y="12.6cm">
          <text:p text:style-name="P1"><text:span text:style-name="T1">I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1.5cm" svg:x="7.299cm" svg:y="12.6cm">
          <text:p text:style-name="P2"><text:span text:style-name="T1">I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1.5cm" svg:height="1.5cm" svg:x="5.499cm" svg:y="16.1cm">
          <text:p text:style-name="P1"><text:span text:style-name="T1">H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5cm" svg:height="1.5cm" svg:x="5.499cm" svg:y="19.3cm">
          <text:p text:style-name="P1"><text:span text:style-name="T1">O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4.399cm" svg:y1="14.1cm" svg:x2="5.699cm" svg:y2="16.4cm">
          <text:p/>
        </draw:line>
        <draw:line draw:style-name="gr5" draw:text-style-name="P5" draw:layer="layout" svg:x1="8.099cm" svg:y1="14cm" svg:x2="6.799cm" svg:y2="16.4cm">
          <text:p/>
        </draw:line>
        <draw:line draw:style-name="gr6" draw:text-style-name="P5" draw:layer="layout" svg:x1="6.229cm" svg:y1="17.6cm" svg:x2="6.229cm" svg:y2="19.4cm">
          <text:p/>
        </draw:line>
        <draw:line draw:style-name="gr6" draw:text-style-name="P5" draw:layer="layout" svg:x1="4.399cm" svg:y1="11.2cm" svg:x2="4.429cm" svg:y2="12.387cm">
          <text:p/>
        </draw:line>
        <draw:line draw:style-name="gr6" draw:text-style-name="P5" draw:layer="layout" svg:x1="8cm" svg:y1="11.187cm" svg:x2="8.03cm" svg:y2="12.374cm">
          <text:p/>
        </draw:line>
        <draw:line draw:style-name="gr6" draw:text-style-name="P5" draw:layer="layout" svg:x1="6.301cm" svg:y1="21.274cm" svg:x2="6.331cm" svg:y2="22.461cm">
          <text:p/>
        </draw:line>
        <draw:frame draw:style-name="gr7" draw:text-style-name="P6" draw:layer="layout" svg:width="1.311cm" svg:height="1cm" svg:x="4.799cm" svg:y="14.3cm">
          <draw:text-box>
            <text:p>w1</text:p>
          </draw:text-box>
        </draw:frame>
        <draw:frame draw:style-name="gr8" draw:text-style-name="P6" draw:layer="layout" svg:width="1.311cm" svg:height="0.962cm" svg:x="7.6cm" svg:y="14.238cm">
          <draw:text-box>
            <text:p>w2</text:p>
          </draw:text-box>
        </draw:frame>
        <draw:frame draw:style-name="gr8" draw:text-style-name="P6" draw:layer="layout" svg:width="1.311cm" svg:height="0.962cm" svg:x="6.101cm" svg:y="17.738cm">
          <draw:text-box>
            <text:p>w3</text:p>
          </draw:text-box>
        </draw:frame>
        <draw:frame draw:style-name="gr9" draw:text-style-name="P6" draw:layer="layout" svg:width="2.299cm" svg:height="0.962cm" svg:x="3.3cm" svg:y="10.2cm">
          <draw:text-box>
            <text:p>Breite</text:p>
          </draw:text-box>
        </draw:frame>
        <draw:frame draw:style-name="gr9" draw:text-style-name="P6" draw:layer="layout" svg:width="2.299cm" svg:height="0.962cm" svg:x="6.901cm" svg:y="10.2cm">
          <draw:text-box>
            <text:p>Länge</text:p>
          </draw:text-box>
        </draw:frame>
        <draw:frame draw:style-name="gr9" draw:text-style-name="P6" draw:layer="layout" svg:width="2.299cm" svg:height="0.962cm" svg:x="5.302cm" svg:y="22.7cm">
          <draw:text-box>
            <text:p>Insekt</text:p>
          </draw:text-box>
        </draw:frame>
        <draw:custom-shape draw:style-name="gr2" draw:text-style-name="P2" draw:layer="layout" svg:width="1.5cm" svg:height="1.5cm" svg:x="11.399cm" svg:y="12.6cm">
          <text:p text:style-name="P1"><text:span text:style-name="T1">I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1.5cm" svg:x="14.999cm" svg:y="12.6cm">
          <text:p text:style-name="P2"><text:span text:style-name="T1">I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1.5cm" svg:height="1.5cm" svg:x="13.199cm" svg:y="16.1cm">
          <text:p text:style-name="P1"><text:span text:style-name="T1">H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5cm" svg:height="1.5cm" svg:x="13.199cm" svg:y="19.3cm">
          <text:p text:style-name="P1"><text:span text:style-name="T1">O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2.099cm" svg:y1="14.1cm" svg:x2="13.399cm" svg:y2="16.4cm">
          <text:p/>
        </draw:line>
        <draw:line draw:style-name="gr5" draw:text-style-name="P5" draw:layer="layout" svg:x1="15.799cm" svg:y1="14cm" svg:x2="14.499cm" svg:y2="16.4cm">
          <text:p/>
        </draw:line>
        <draw:line draw:style-name="gr6" draw:text-style-name="P5" draw:layer="layout" svg:x1="13.929cm" svg:y1="17.6cm" svg:x2="13.929cm" svg:y2="19.4cm">
          <text:p/>
        </draw:line>
        <draw:line draw:style-name="gr6" draw:text-style-name="P5" draw:layer="layout" svg:x1="12.099cm" svg:y1="11.2cm" svg:x2="12.129cm" svg:y2="12.387cm">
          <text:p/>
        </draw:line>
        <draw:line draw:style-name="gr6" draw:text-style-name="P5" draw:layer="layout" svg:x1="15.7cm" svg:y1="11.187cm" svg:x2="15.73cm" svg:y2="12.374cm">
          <text:p/>
        </draw:line>
        <draw:line draw:style-name="gr6" draw:text-style-name="P5" draw:layer="layout" svg:x1="14.001cm" svg:y1="21.274cm" svg:x2="14.031cm" svg:y2="22.461cm">
          <text:p/>
        </draw:line>
        <draw:frame draw:style-name="gr7" draw:text-style-name="P6" draw:layer="layout" svg:width="1.311cm" svg:height="1cm" svg:x="12.499cm" svg:y="14.3cm">
          <draw:text-box>
            <text:p>w1</text:p>
          </draw:text-box>
        </draw:frame>
        <draw:frame draw:style-name="gr8" draw:text-style-name="P6" draw:layer="layout" svg:width="1.311cm" svg:height="0.962cm" svg:x="15.3cm" svg:y="14.238cm">
          <draw:text-box>
            <text:p>w2</text:p>
          </draw:text-box>
        </draw:frame>
        <draw:frame draw:style-name="gr8" draw:text-style-name="P6" draw:layer="layout" svg:width="1.311cm" svg:height="0.962cm" svg:x="13.801cm" svg:y="17.738cm">
          <draw:text-box>
            <text:p>w3</text:p>
          </draw:text-box>
        </draw:frame>
        <draw:frame draw:style-name="gr9" draw:text-style-name="P6" draw:layer="layout" svg:width="2.299cm" svg:height="0.962cm" svg:x="11cm" svg:y="10.2cm">
          <draw:text-box>
            <text:p><text:s text:c="3"/>x1</text:p>
          </draw:text-box>
        </draw:frame>
        <draw:frame draw:style-name="gr9" draw:text-style-name="P6" draw:layer="layout" svg:width="2.299cm" svg:height="0.962cm" svg:x="14.601cm" svg:y="10.2cm">
          <draw:text-box>
            <text:p><text:s text:c="3"/>x2</text:p>
          </draw:text-box>
        </draw:frame>
        <draw:frame draw:style-name="gr9" draw:text-style-name="P6" draw:layer="layout" svg:width="2.299cm" svg:height="0.962cm" svg:x="12.7cm" svg:y="22.7cm">
          <draw:text-box>
            <text:p><text:s text:c="5"/>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icrosoft JhengHei UI" svg:font-family="'Microsoft JhengHei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4T15:25:57.829000000</meta:creation-date>
    <dc:date>2019-12-15T19:32:00.460000000</dc:date>
    <meta:editing-duration>PT22H42M2S</meta:editing-duration>
    <meta:editing-cycles>1</meta:editing-cycles>
    <meta:document-statistic meta:object-count="33"/>
    <meta:generator>LibreOffice/6.2.5.2$Windows_X86_64 LibreOffice_project/1ec314fa52f458adc18c4f025c545a4e8b22c159</meta:generator>
  </office:meta>
</office:document-meta>
</file>